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ÑA RAMOS JORGE LU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70036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77859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ÑA RAMOS JORGE LU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003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FLORES RAMOS, MADALIN PATRICI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40104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5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2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>686192</text:p>
          </table:table-cell>
          <table:table-cell table:style-name="Tabla2.A2" office:value-type="string">
            <text:p text:style-name="P9">28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23:40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